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ourier 10 Pitch" svg:font-family="'Courier 10 Pitch'" style:font-family-generic="swiss" style:font-pitch="variable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0pt" officeooo:rsid="0012fe0c" officeooo:paragraph-rsid="0012fe0c" style:font-size-asian="20pt" style:font-size-complex="20pt"/>
    </style:style>
    <style:style style:name="P2" style:family="paragraph" style:parent-style-name="Standard">
      <style:text-properties style:font-name="DejaVu Serif" fo:font-size="20pt" officeooo:rsid="001350f4" officeooo:paragraph-rsid="0012fe0c" style:font-size-asian="20pt" style:font-size-complex="20pt"/>
    </style:style>
    <style:style style:name="P3" style:family="paragraph" style:parent-style-name="Standard">
      <style:text-properties style:font-name="DejaVu Serif" fo:font-size="12pt" officeooo:rsid="001350f4" officeooo:paragraph-rsid="001350f4" style:font-size-asian="12pt" style:font-size-complex="12pt"/>
    </style:style>
    <style:style style:name="P4" style:family="paragraph" style:parent-style-name="Standard">
      <style:text-properties style:font-name="DejaVu Serif" fo:font-size="12pt" officeooo:rsid="001350f4" officeooo:paragraph-rsid="0016276c" style:font-size-asian="12pt" style:font-size-complex="12pt"/>
    </style:style>
    <style:style style:name="P5" style:family="paragraph" style:parent-style-name="Standard">
      <style:text-properties style:font-name="DejaVu Serif" fo:font-size="12pt" officeooo:rsid="001350f4" officeooo:paragraph-rsid="0012fe0c" style:font-size-asian="12pt" style:font-size-complex="12pt"/>
    </style:style>
    <style:style style:name="P6" style:family="paragraph" style:parent-style-name="Standard">
      <style:text-properties style:font-name="DejaVu Serif" fo:font-size="12pt" officeooo:rsid="001350f4" officeooo:paragraph-rsid="001646d7" style:font-size-asian="12pt" style:font-size-complex="12pt"/>
    </style:style>
    <style:style style:name="P7" style:family="paragraph" style:parent-style-name="Standard">
      <style:text-properties style:font-name="DejaVu Serif" fo:font-size="12pt" officeooo:rsid="001350f4" officeooo:paragraph-rsid="00171fab" style:font-size-asian="12pt" style:font-size-complex="12pt"/>
    </style:style>
    <style:style style:name="P8" style:family="paragraph" style:parent-style-name="Standard">
      <style:text-properties style:font-name="DejaVu Serif" fo:font-size="12pt" officeooo:rsid="0012fe0c" officeooo:paragraph-rsid="0016276c" style:font-size-asian="12pt" style:font-size-complex="12pt"/>
    </style:style>
    <style:style style:name="P9" style:family="paragraph" style:parent-style-name="Standard">
      <style:text-properties style:font-name="Courier 10 Pitch" fo:font-size="12pt" officeooo:rsid="001350f4" officeooo:paragraph-rsid="0016276c" style:font-size-asian="12pt" style:font-size-complex="12pt"/>
    </style:style>
    <style:style style:name="P10" style:family="paragraph" style:parent-style-name="Standard">
      <style:text-properties style:font-name="Courier 10 Pitch" fo:font-size="12pt" officeooo:rsid="001350f4" officeooo:paragraph-rsid="001646d7" style:font-size-asian="12pt" style:font-size-complex="12pt"/>
    </style:style>
    <style:style style:name="P11" style:family="paragraph" style:parent-style-name="Standard">
      <style:text-properties style:font-name="DejaVu Serif" fo:font-size="12pt" officeooo:rsid="001350f4" officeooo:paragraph-rsid="0012fe0c" style:font-size-asian="12pt" style:font-size-complex="12pt"/>
    </style:style>
    <style:style style:name="P12" style:family="paragraph" style:parent-style-name="Standard">
      <style:text-properties style:font-name="DejaVu Serif" fo:font-size="12pt" officeooo:rsid="001350f4" officeooo:paragraph-rsid="0016276c" style:font-size-asian="12pt" style:font-size-complex="12pt"/>
    </style:style>
    <style:style style:name="P13" style:family="paragraph" style:parent-style-name="Standard">
      <style:text-properties style:font-name="DejaVu Serif" fo:font-size="12pt" officeooo:rsid="001350f4" officeooo:paragraph-rsid="001350f4" style:font-size-asian="12pt" style:font-size-complex="12pt"/>
    </style:style>
    <style:style style:name="P14" style:family="paragraph" style:parent-style-name="Standard">
      <style:text-properties style:font-name="DejaVu Serif" fo:font-size="12pt" officeooo:rsid="001350f4" officeooo:paragraph-rsid="00171fab" style:font-size-asian="12pt" style:font-size-complex="12pt"/>
    </style:style>
    <style:style style:name="P15" style:family="paragraph" style:parent-style-name="Standard">
      <style:text-properties style:font-name="DejaVu Serif" fo:font-size="12pt" officeooo:rsid="0016276c" officeooo:paragraph-rsid="0016276c" style:font-size-asian="12pt" style:font-size-complex="12pt"/>
    </style:style>
    <style:style style:name="P16" style:family="paragraph" style:parent-style-name="Standard">
      <style:text-properties style:font-name="DejaVu Serif" fo:font-size="12pt" officeooo:rsid="001646d7" officeooo:paragraph-rsid="001646d7" style:font-size-asian="12pt" style:font-size-complex="12pt"/>
    </style:style>
    <style:style style:name="P17" style:family="paragraph" style:parent-style-name="Standard">
      <style:text-properties style:font-name="DejaVu Serif" fo:font-size="12pt" officeooo:rsid="001646d7" officeooo:paragraph-rsid="001350f4" style:font-size-asian="12pt" style:font-size-complex="12pt"/>
    </style:style>
    <style:style style:name="P18" style:family="paragraph" style:parent-style-name="Standard">
      <style:text-properties style:font-name="DejaVu Serif" fo:font-size="12pt" officeooo:rsid="001646d7" officeooo:paragraph-rsid="00171fab" style:font-size-asian="12pt" style:font-size-complex="12pt"/>
    </style:style>
    <style:style style:name="P19" style:family="paragraph" style:parent-style-name="Standard">
      <style:text-properties style:font-name="DejaVu Serif" fo:font-size="12pt" officeooo:rsid="00171fab" officeooo:paragraph-rsid="00171fab" style:font-size-asian="12pt" style:font-size-complex="12pt"/>
    </style:style>
    <style:style style:name="T1" style:family="text">
      <style:text-properties officeooo:rsid="001350f4"/>
    </style:style>
    <style:style style:name="T2" style:family="text">
      <style:text-properties officeooo:rsid="0016276c"/>
    </style:style>
    <style:style style:name="T3" style:family="text">
      <style:text-properties style:font-name="Courier 10 Pitch"/>
    </style:style>
    <style:style style:name="T4" style:family="text">
      <style:text-properties officeooo:rsid="001646d7"/>
    </style:style>
    <style:style style:name="T5" style:family="text">
      <style:text-properties style:font-name="DejaVu Serif" officeooo:rsid="001646d7"/>
    </style:style>
    <style:style style:name="T6" style:family="text">
      <style:text-properties officeooo:rsid="00171fab"/>
    </style:style>
    <style:style style:name="T7" style:family="text">
      <style:text-properties officeooo:rsid="0017f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<text:s text:c="31"/>SOCGEN <text:s/></text:p>
      <text:p text:style-name="P1"><text:s text:c="26"/>APPLICATION</text:p>
      <text:p text:style-name="P1"><text:s text:c="33"/>NO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"/><text:span text:style-name="T1">Getting Started.</text:span></text:p>
      <text:p text:style-name="P2"/>
      <text:p text:style-name="P2"><text:s text:c="6"/>Installing and using SOCGEN on a Ubuntu</text:p>
      <text:p text:style-name="P2"><text:s text:c="6"/>12.10 Linux system.</text:p>
      <text:p text:style-name="P1"/>
      <text:p text:style-name="P1"/>
      <text:p text:style-name="P1"/>
      <text:p text:style-name="P5"/>
      <text:p text:style-name="P5"/>
      <text:p text:style-name="P5"/>
      <text:p text:style-name="P5"><text:soft-page-break/></text:p>
      <text:p text:style-name="P5"/>
      <text:p text:style-name="P8"><text:span text:style-name="T2">The </text:span><text:span text:style-name="T1">SOCGEN </text:span><text:span text:style-name="T2">project </text:span><text:span text:style-name="T1">is a</text:span><text:span text:style-name="T2">n</text:span><text:span text:style-name="T1"> opensource design-for-reuse toolset </text:span><text:span text:style-name="T2">that provides tool flows for building a System-on-chip (SOC) design and verifying that </text:span><text:span text:style-name="T6">everything</text:span><text:span text:style-name="T2"> properly functions. Current flows include:</text:span></text:p>
      <text:p text:style-name="P15"/>
      <text:p text:style-name="P15"/>
      <text:p text:style-name="P15"/>
      <text:p text:style-name="P15"><text:s text:c="4"/>Icarus Verilog Simulation</text:p>
      <text:p text:style-name="P15"/>
      <text:p text:style-name="P15"/>
      <text:p text:style-name="P15"><text:s text:c="4"/>Verilator Simulation</text:p>
      <text:p text:style-name="P15"/>
      <text:p text:style-name="P15"/>
      <text:p text:style-name="P15"><text:s text:c="4"/>Code coverage using covered</text:p>
      <text:p text:style-name="P15"/>
      <text:p text:style-name="P15"/>
      <text:p text:style-name="P15"><text:s text:c="4"/>Rtl Linting using Verilator</text:p>
      <text:p text:style-name="P15"/>
      <text:p text:style-name="P15"/>
      <text:p text:style-name="P8"><text:span text:style-name="T2"><text:s text:c="4"/>Fpga synthesis if Xilinx ISE is installed</text:span><text:span text:style-name="T1"> </text:span></text:p>
      <text:p text:style-name="P4"/>
      <text:p text:style-name="P4"/>
      <text:p text:style-name="P4"/>
      <text:p text:style-name="P8"><text:span text:style-name="T2">A socgen component is created by adding ip-xact metadata files to each component. The tool flows will read these files and use them as </text:span><text:span text:style-name="T6">an </text:span><text:span text:style-name="T2">electronic data sheets for each and every component. </text:span></text:p>
      <text:p text:style-name="P15"/>
      <text:p text:style-name="P15">The socgen project is hosted on opencores.org and consists of a set of tool scripts along with some sample opencores projects that have been converted into socgen file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The first step to install socgen on a fresh Ubuntu12.10 system is to download some needed applications:</text:p>
      <text:p text:style-name="P15"/>
      <text:p text:style-name="P15"/>
      <text:p text:style-name="P15"/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subversion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iverilog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verilator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covered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gtkterm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gtkwave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crasm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libverilog-perl;</text:p>
      <text:p text:style-name="P10"><text:span text:style-name="T5">u</text:span><text:a xlink:type="simple" xlink:href="mailto:user@system"><text:span text:style-name="T5">ser@system</text:span></text:a><text:span text:style-name="T5">:~$</text:span> sudo apt-get <text:s/>install -y libxml-libxml-perl;</text:p>
      <text:p text:style-name="P9"/>
      <text:p text:style-name="P4"/>
      <text:p text:style-name="P5"/>
      <text:p text:style-name="P5"/>
      <text:p text:style-name="P15">Socgen is then downloaded from opencores.org (Login required)</text:p>
      <text:p text:style-name="P3"/>
      <text:p text:style-name="P3"/>
      <text:p text:style-name="P3"/>
      <text:p text:style-name="P10"><text:span text:style-name="T5">u</text:span><text:a xlink:type="simple" xlink:href="mailto:user@system"><text:span text:style-name="T5">ser@system</text:span></text:a><text:span text:style-name="T5">:~/Desktop/$</text:span> <text:s/>svn co --username &lt;&lt;&gt;&gt; --password &lt;&lt;&gt;&gt; http://opencores.org/ocsvn/socgen/socgen/trunk socgen;</text:p>
      <text:p text:style-name="P3"/>
      <text:p text:style-name="P3"/>
      <text:p text:style-name="P3"/>
      <text:p text:style-name="P3"/>
      <text:p text:style-name="P3"/>
      <text:p text:style-name="P3"><text:s/><text:span text:style-name="T4">I found that 12.10 required some admin mucking to stop error messaging popups</text:span></text:p>
      <text:p text:style-name="P3"/>
      <text:p text:style-name="P6"><text:span text:style-name="T4">u</text:span><text:a xlink:type="simple" xlink:href="mailto:user@system"><text:span text:style-name="T4">ser@system</text:span></text:a><text:span text:style-name="T4">:~$</text:span><text:span text:style-name="T3"> <text:s/>sudo sed -i <text:s/>"s/enabled=1/enabled=0/g" <text:s text:c="2"/>/etc/default/apport </text:span><text:s text:c="3"/></text:p>
      <text:p text:style-name="P4"/>
      <text:p text:style-name="P16"/>
      <text:p text:style-name="P16"/>
      <text:p text:style-name="P16">The directory ./socgen/tools/bin should be chained into your $PATH variable</text:p>
      <text:p text:style-name="P16"/>
      <text:p text:style-name="P16"/>
      <text:p text:style-name="P6"><text:span text:style-name="T4">I</text:span>nstall or32-elf toolchain <text:span text:style-name="T4">if you want to use the or1k examples and</text:span> <text:s text:c="2"/>Xilinx webpack 13.3 <text:s/><text:span text:style-name="T4">if you want to build fpgas.</text:span></text:p>
      <text:p text:style-name="P3"/>
      <text:p text:style-name="P3"/>
      <text:p text:style-name="P3"/>
      <text:p text:style-name="P3"/>
      <text:p text:style-name="P17"><text:soft-page-break/></text:p>
      <text:p text:style-name="P17">Once installed all tool flows are run from the top level socgen directory. The first step is to build a workspace by selecting the library containing the designs top level from the socgen/projects directory.</text:p>
      <text:p text:style-name="P3"/>
      <text:p text:style-name="P6"><text:a xlink:type="simple" xlink:href="mailto:user@system"><text:span text:style-name="T4">user@system</text:span></text:a><text:span text:style-name="T4">:~/Desktop/socgen$ <text:s/>./tools/sys/workspace <text:s text:c="3"/>/projects/www.6502.org/Arlet_6502 <text:s text:c="3"/>/work</text:span></text:p>
      <text:p text:style-name="P3"/>
      <text:p text:style-name="P3"/>
      <text:p text:style-name="P3"/>
      <text:p text:style-name="P3"/>
      <text:p text:style-name="P16">This creates a workspace image in ./socgen/work that <text:span text:style-name="T7">is used</text:span> all the generated results.</text:p>
      <text:p text:style-name="P16"/>
      <text:p text:style-name="P16"/>
      <text:p text:style-name="P16">If the design uses software then it is compiled with the command</text:p>
      <text:p text:style-name="P16"/>
      <text:p text:style-name="P6"><text:span text:style-name="T4">u</text:span><text:a xlink:type="simple" xlink:href="mailto:user@system"><text:span text:style-name="T4">ser@system</text:span></text:a><text:span text:style-name="T4">:~/Desktop/socgen$ <text:s text:c="4"/>make build_sw</text:span></text:p>
      <text:p text:style-name="P3"/>
      <text:p text:style-name="P3"/>
      <text:p text:style-name="P3"/>
      <text:p text:style-name="P3"/>
      <text:p text:style-name="P19">The hardware is created with the comm<text:span text:style-name="T7">a</text:span>nd.</text:p>
      <text:p text:style-name="P17"/>
      <text:p text:style-name="P7"><text:span text:style-name="T4">u</text:span><text:a xlink:type="simple" xlink:href="mailto:user@system"><text:span text:style-name="T4">ser@system</text:span></text:a><text:span text:style-name="T4">:~/Desktop/socgen$ <text:s text:c="4"/>make build_</text:span><text:span text:style-name="T6">h</text:span><text:span text:style-name="T4">w</text:span></text:p>
      <text:p text:style-name="P7"/>
      <text:p text:style-name="P7"/>
      <text:p text:style-name="P7"/>
      <text:p text:style-name="P7"/>
      <text:p text:style-name="P19">All of the verification tool flows are run using</text:p>
      <text:p text:style-name="P17"/>
      <text:p text:style-name="P7"><text:span text:style-name="T4">u</text:span><text:a xlink:type="simple" xlink:href="mailto:user@system"><text:span text:style-name="T4">ser@system</text:span></text:a><text:span text:style-name="T4">:~/Desktop/socgen$ <text:s text:c="4"/>make </text:span><text:span text:style-name="T6">run_sims</text:span></text:p>
      <text:p text:style-name="P7"><text:span text:style-name="T4">u</text:span><text:a xlink:type="simple" xlink:href="mailto:user@system"><text:span text:style-name="T4">ser@system</text:span></text:a><text:span text:style-name="T4">:~/Desktop/socgen$ <text:s text:c="4"/>make </text:span><text:span text:style-name="T6">run_coverage</text:span></text:p>
      <text:p text:style-name="P7"/>
      <text:p text:style-name="P7"/>
      <text:p text:style-name="P7"/>
      <text:p text:style-name="P7"/>
      <text:p text:style-name="P19">Fpgas are synthesized with</text:p>
      <text:p text:style-name="P7"/>
      <text:p text:style-name="P18"/>
      <text:p text:style-name="P7"><text:span text:style-name="T4">u</text:span><text:a xlink:type="simple" xlink:href="mailto:user@system"><text:span text:style-name="T4">ser@system</text:span></text:a><text:span text:style-name="T4">:~/Desktop/socgen$ <text:s text:c="4"/>make build_</text:span><text:span text:style-name="T6">fpga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9">Finished results are displayed with</text:p>
      <text:p text:style-name="P18"/>
      <text:p text:style-name="P7"><text:span text:style-name="T4">u</text:span><text:a xlink:type="simple" xlink:href="mailto:user@system"><text:span text:style-name="T4">ser@system</text:span></text:a><text:span text:style-name="T4">:~/Desktop/socgen$ <text:s text:c="4"/>make </text:span><text:span text:style-name="T6">check_sims</text:span></text:p>
      <text:p text:style-name="P7"><text:span text:style-name="T4">u</text:span><text:a xlink:type="simple" xlink:href="mailto:user@system"><text:span text:style-name="T4">ser@system</text:span></text:a><text:span text:style-name="T4">:~/Desktop/socgen$ <text:s text:c="4"/>make </text:span><text:span text:style-name="T6">check_fpgas</text:span></text:p>
      <text:p text:style-name="P7"/>
      <text:p text:style-name="P7"/>
      <text:p text:style-name="P7"/>
      <text:p text:style-name="P7"/>
      <text:p text:style-name="P19">Individual results are available under each component in the /work directory. For example to run and debug an individual simulation.</text:p>
      <text:p text:style-name="P19"/>
      <text:p text:style-name="P19"/>
      <text:p text:style-name="P19"/>
      <text:p text:style-name="P7"><text:span text:style-name="T4">u</text:span><text:a xlink:type="simple" xlink:href="mailto:user@system"><text:span text:style-name="T4">ser@system</text:span></text:a><text:span text:style-name="T4">:~/Desktop/socgen/</text:span><text:span text:style-name="T6">work/www.6502.org/Arlet/ip/cpu/sim/icarus/inst_1_test</text:span><text:span text:style-name="T4">$ <text:s text:c="4"/>make </text:span><text:span text:style-name="T6">sim </text:span></text:p>
      <text:p text:style-name="P7"/>
      <text:p text:style-name="P7"><text:span text:style-name="T4">u</text:span><text:a xlink:type="simple" xlink:href="mailto:user@system"><text:span text:style-name="T4">ser@system</text:span></text:a><text:span text:style-name="T4">:~/Desktop/socgen/</text:span><text:span text:style-name="T6">work/www.6502.org/Arlet/ip/cpu/sim/icarus/inst_1_test</text:span><text:span text:style-name="T4">$ <text:s text:c="4"/></text:span><text:span text:style-name="T6">gtkwave -a wave.sav -f TestBench.vcd</text:span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ourier 10 Pitch" svg:font-family="'Courier 10 Pitch'" style:font-family-generic="swiss" style:font-pitch="variable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bache Designworks</meta:initial-creator>
    <meta:creation-date>2012-12-23T18:26:34</meta:creation-date>
    <dc:date>2013-02-13T16:15:20</dc:date>
    <dc:creator>Ouabache Designworks</dc:creator>
    <meta:editing-duration>P0D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5" meta:paragraph-count="48" meta:word-count="402" meta:character-count="3315" meta:non-whitespace-character-count="2765"/>
  </office:meta>
</office:document-meta>
</file>